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6f151"/>
    </style:style>
    <style:style style:name="T3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 ¿Cuál es el propósito de la utilidad <text:span text:style-name="Source_20_Text"><text:span text:style-name="T1">which</text:span></text:span> en Linux?</text:p>
      <text:p text:style-name="P4"><text:span text:style-name="Strong_20_Emphasis"><text:span text:style-name="T1">Respuesta 1:</text:span></text:span> La utilidad <text:span text:style-name="Source_20_Text"><text:span text:style-name="T1">which</text:span></text:span> se utiliza para determinar la ubicación del ejecutable de un comando en el sistema.</text:p>
      <text:p text:style-name="Horizontal_20_Line"/>
      <text:p text:style-name="P4"><text:span text:style-name="Strong_20_Emphasis"><text:span text:style-name="T1">Pregunta 2:</text:span></text:span> ¿Qué es el sistema de gestión de paquetes en Linux y cuál es su función principal?</text:p>
      <text:p text:style-name="P4"><text:span text:style-name="Strong_20_Emphasis"><text:span text:style-name="T1">Respuesta 2:</text:span></text:span> El sistema de gestión de paquetes es una herramienta que se utiliza para instalar, actualizar y gestionar software en un sistema Linux. Su función principal es facilitar la administración de software y sus dependencias.</text:p>
      <text:p text:style-name="Horizontal_20_Line"/>
      <text:p text:style-name="P4"><text:span text:style-name="Strong_20_Emphasis"><text:span text:style-name="T1">Pregunta 3:</text:span></text:span> ¿Cuál es el propósito del comando <text:span text:style-name="Source_20_Text"><text:span text:style-name="T1">locate</text:span></text:span> en Linux?</text:p>
      <text:p text:style-name="P4"><text:span text:style-name="Strong_20_Emphasis"><text:span text:style-name="T1">Respuesta 3:</text:span></text:span> El comando <text:span text:style-name="Source_20_Text"><text:span text:style-name="T1">locate</text:span></text:span> se utiliza para buscar archivos y directorios en el sistema utilizando una base de datos de índices pregenerada.</text:p>
      <text:p text:style-name="Horizontal_20_Line"/>
      <text:p text:style-name="P4"><text:span text:style-name="Strong_20_Emphasis"><text:span text:style-name="T1">Pregunta 4:</text:span></text:span> ¿Cuál es la diferencia entre <text:span text:style-name="Source_20_Text"><text:span text:style-name="T1">locate</text:span></text:span> y <text:span text:style-name="Source_20_Text"><text:span text:style-name="T1">find</text:span></text:span> en términos de búsqueda de archivos en Linux?</text:p>
      <text:p text:style-name="P4"><text:span text:style-name="Strong_20_Emphasis"><text:span text:style-name="T1">Respuesta 4:</text:span></text:span> La principal diferencia es que <text:span text:style-name="Source_20_Text"><text:span text:style-name="T1">locate</text:span></text:span> utiliza una base de datos de índices pregenerada para búsquedas rápidas, mientras que <text:span text:style-name="Source_20_Text"><text:span text:style-name="T1">find</text:span></text:span> realiza búsquedas en tiempo real en el sistema de archivos.</text:p>
      <text:p text:style-name="Horizontal_20_Line"/>
      <text:p text:style-name="P4"><text:span text:style-name="Strong_20_Emphasis"><text:span text:style-name="T1">Pregunta 5:</text:span></text:span> ¿Cuál es el comando en la línea de comandos para actualizar la base de datos de <text:span text:style-name="Source_20_Text"><text:span text:style-name="T1">locate</text:span></text:span>?</text:p>
      <text:p text:style-name="P4"><text:span text:style-name="Strong_20_Emphasis"><text:span text:style-name="T1">Respuesta 5:</text:span></text:span> El comando para actualizar la base de datos de <text:span text:style-name="Source_20_Text"><text:span text:style-name="T1">locate</text:span></text:span> es <text:span text:style-name="Source_20_Text"><text:span text:style-name="T1">updatedb</text:span></text:span>.</text:p>
      <text:p text:style-name="Horizontal_20_Line"/>
      <text:p text:style-name="P4"><text:span text:style-name="Strong_20_Emphasis"><text:span text:style-name="T1">Pregunta 6:</text:span></text:span> ¿Cuál es el propósito de la utilidad <text:span text:style-name="Source_20_Text"><text:span text:style-name="T1">whereis</text:span></text:span> en Linux?</text:p>
      <text:p text:style-name="P4"><text:span text:style-name="Strong_20_Emphasis"><text:span text:style-name="T1">Respuesta 6:</text:span></text:span> La utilidad <text:span text:style-name="Source_20_Text"><text:span text:style-name="T1">whereis</text:span></text:span> se utiliza para encontrar la ubicación de archivos binarios, fuentes y páginas de manual relacionadas con un comando.</text:p>
      <text:p text:style-name="Horizontal_20_Line"/>
      <text:p text:style-name="P4"><text:span text:style-name="Strong_20_Emphasis"><text:span text:style-name="T1">Pregunta 7:</text:span></text:span> ¿Cuál es el propósito del archivo <text:span text:style-name="Source_20_Text"><text:span text:style-name="T1">/etc/updatedb.conf</text:span></text:span> en Linux?</text:p>
      <text:p text:style-name="P4"><text:soft-page-break/><text:span text:style-name="Strong_20_Emphasis"><text:span text:style-name="T1">Respuesta 7:</text:span></text:span> El archivo <text:span text:style-name="Source_20_Text"><text:span text:style-name="T1">/etc/updatedb.conf</text:span></text:span> contiene la configuración para la actualización de la base de datos de <text:span text:style-name="Source_20_Text"><text:span text:style-name="T1">locate</text:span></text:span>, incluyendo qué directorios se deben indexar y cuáles excluir.</text:p>
      <text:p text:style-name="Horizontal_20_Line"/>
      <text:p text:style-name="P4"><text:span text:style-name="Strong_20_Emphasis"><text:span text:style-name="T1">Pregunta 8:</text:span></text:span> ¿Cuál es el comando en la línea de comandos para buscar un archivo específico en todo el sistema utilizando <text:span text:style-name="Source_20_Text"><text:span text:style-name="T1">find</text:span></text:span>?</text:p>
      <text:p text:style-name="P4"><text:span text:style-name="Strong_20_Emphasis"><text:span text:style-name="T1">Respuesta 8:</text:span></text:span> El comando para buscar un archivo específico en todo el sistema utilizando <text:span text:style-name="Source_20_Text"><text:span text:style-name="T1">find</text:span></text:span> es <text:span text:style-name="Source_20_Text"><text:span text:style-name="T1">find / -name nombre_de_archivo</text:span></text:span>.</text:p>
      <text:p text:style-name="Horizontal_20_Line"/>
      <text:p text:style-name="P4"><text:span text:style-name="Strong_20_Emphasis"><text:span text:style-name="T1">Pregunta 9:</text:span></text:span> ¿Cuál es el propósito de la utilidad <text:span text:style-name="Source_20_Text"><text:span text:style-name="T1">find</text:span></text:span> en Linux?</text:p>
      <text:p text:style-name="P4"><text:span text:style-name="Strong_20_Emphasis"><text:span text:style-name="T1">Respuesta 9:</text:span></text:span> La utilidad <text:span text:style-name="Source_20_Text"><text:span text:style-name="T1">find</text:span></text:span> se utiliza para buscar archivos y directorios en el sistema de archivos de acuerdo a criterios específicos, como nombre, tamaño o fecha de modificación.</text:p>
      <text:p text:style-name="Horizontal_20_Line"/>
      <text:p text:style-name="P4"><text:span text:style-name="Strong_20_Emphasis"><text:span text:style-name="T1">Pregunta 10:</text:span></text:span> ¿Cuál es el propósito del archivo <text:span text:style-name="Source_20_Text"><text:span text:style-name="T1">/etc/ld.so.conf</text:span></text:span> en Linux?</text:p>
      <text:p text:style-name="P4"><text:span text:style-name="Strong_20_Emphasis"><text:span text:style-name="T1">Respuesta 10:</text:span></text:span> El archivo <text:span text:style-name="Source_20_Text"><text:span text:style-name="T1">/etc/ld.so.conf</text:span></text:span> contiene la configuración de las bibliotecas compartidas que se deben cargar al ejecutar programas en Linux.</text:p>
      <text:p text:style-name="Horizontal_20_Line"/>
      <text:p text:style-name="P4"><text:span text:style-name="Strong_20_Emphasis"><text:span text:style-name="T1">Pregunta 11:</text:span></text:span> ¿Cuál es el propósito del comando <text:span text:style-name="Source_20_Text"><text:span text:style-name="T1">ldconfig</text:span></text:span> en Linux?</text:p>
      <text:p text:style-name="P4"><text:span text:style-name="Strong_20_Emphasis"><text:span text:style-name="T1">Respuesta 11:</text:span></text:span> El comando <text:span text:style-name="Source_20_Text"><text:span text:style-name="T1">ldconfig</text:span></text:span> se utiliza para actualizar la caché de bibliotecas compartidas y configurar la ubicación de las bibliotecas en el sistema.</text:p>
      <text:p text:style-name="Horizontal_20_Line"/>
      <text:p text:style-name="P4"><text:span text:style-name="Strong_20_Emphasis"><text:span text:style-name="T1">Pregunta 12:</text:span></text:span> ¿Cuál es el propósito del archivo <text:span text:style-name="Source_20_Text"><text:span text:style-name="T1">/etc/man_db.conf</text:span></text:span> en Linux?</text:p>
      <text:p text:style-name="P4"><text:span text:style-name="Strong_20_Emphasis"><text:span text:style-name="T1">Respuesta 12:</text:span></text:span> El archivo <text:span text:style-name="Source_20_Text"><text:span text:style-name="T1">/etc/man_db.conf</text:span></text:span> contiene la configuración para la base de datos de páginas de manual (<text:span text:style-name="Source_20_Text"><text:span text:style-name="T1">man</text:span></text:span>) y define cómo se indexan y buscan las páginas de manual.</text:p>
      <text:p text:style-name="Horizontal_20_Line"/>
      <text:p text:style-name="P4"><text:span text:style-name="Strong_20_Emphasis"><text:span text:style-name="T1">Pregunta 13:</text:span></text:span> ¿Cuál es el comando en la línea de comandos para buscar archivos por contenido utilizando <text:span text:style-name="Source_20_Text"><text:span text:style-name="T1">grep</text:span></text:span>?</text:p>
      <text:p text:style-name="P4"><text:soft-page-break/><text:span text:style-name="Strong_20_Emphasis"><text:span text:style-name="T1">Respuesta 13:</text:span></text:span> El comando para buscar archivos por contenido utilizando <text:span text:style-name="Source_20_Text"><text:span text:style-name="T1">grep</text:span></text:span> es <text:span text:style-name="Source_20_Text"><text:span text:style-name="T1">grep patrón -r directorio</text:span></text:span>.</text:p>
      <text:p text:style-name="Horizontal_20_Line"/>
      <text:p text:style-name="P4"><text:span text:style-name="Strong_20_Emphasis"><text:span text:style-name="T1">Pregunta 14:</text:span></text:span> ¿Cuál es el propósito del comando <text:span text:style-name="Source_20_Text"><text:span text:style-name="T1">updatedb</text:span></text:span> en Linux?</text:p>
      <text:p text:style-name="P4"><text:span text:style-name="Strong_20_Emphasis"><text:span text:style-name="T1">Respuesta 14:</text:span></text:span> El comando <text:span text:style-name="Source_20_Text"><text:span text:style-name="T1">updatedb</text:span></text:span> se utiliza para generar o actualizar la base de datos de <text:span text:style-name="Source_20_Text"><text:span text:style-name="T1">locate</text:span></text:span>, que se utiliza para búsquedas rápidas de archivos.</text:p>
      <text:p text:style-name="Horizontal_20_Line"/>
      <text:p text:style-name="P4"><text:span text:style-name="Strong_20_Emphasis"><text:span text:style-name="T1">Pregunta 15:</text:span></text:span> ¿Qué es la variable de entorno <text:span text:style-name="Source_20_Text"><text:span text:style-name="T1">PATH</text:span></text:span> en Linux y cuál es su función?</text:p>
      <text:p text:style-name="P4"><text:span text:style-name="Strong_20_Emphasis"><text:span text:style-name="T1">Respuesta 15:</text:span></text:span> La variable de entorno <text:span text:style-name="Source_20_Text"><text:span text:style-name="T1">PATH</text:span></text:span> en Linux contiene una lista de directorios donde se buscan ejecutables de comandos. Su función es facilitar la ejecución de programas sin especificar la ruta completa.</text:p>
      <text:p text:style-name="Horizontal_20_Line"/>
      <text:p text:style-name="P4"><text:span text:style-name="Strong_20_Emphasis"><text:span text:style-name="T1">Pregunta 16:</text:span></text:span> ¿Cuál es el propósito del comando <text:span text:style-name="Source_20_Text"><text:span text:style-name="T1">which</text:span></text:span> en Linux?</text:p>
      <text:p text:style-name="P4"><text:span text:style-name="Strong_20_Emphasis"><text:span text:style-name="T1">Respuesta 16:</text:span></text:span> El comando <text:span text:style-name="Source_20_Text"><text:span text:style-name="T1">which</text:span></text:span> se utiliza para determinar la ubicación del ejecutable de un comando en el sistema.</text:p>
      <text:p text:style-name="Horizontal_20_Line"/>
      <text:p text:style-name="P4"><text:span text:style-name="Strong_20_Emphasis"><text:span text:style-name="T1">Pregunta 17:</text:span></text:span> ¿Cuál es el propósito del archivo <text:span text:style-name="Source_20_Text"><text:span text:style-name="T1">/etc/ld.so.cache</text:span></text:span> en Linux?</text:p>
      <text:p text:style-name="P4"><text:span text:style-name="Strong_20_Emphasis"><text:span text:style-name="T1">Respuesta 17:</text:span></text:span> El archivo <text:span text:style-name="Source_20_Text"><text:span text:style-name="T1">/etc/ld.so.cache</text:span></text:span> es una caché de bibliotecas compartidas que acelera la búsqueda y carga de bibliotecas compartidas por parte del sistema.</text:p>
      <text:p text:style-name="Horizontal_20_Line"/>
      <text:p text:style-name="P4"><text:span text:style-name="Strong_20_Emphasis"><text:span text:style-name="T1">Pregunta 18:</text:span></text:span> ¿Cuál es el comando en la línea de comandos para encontrar archivos según su tipo en Linux?</text:p>
      <text:p text:style-name="P4"><text:span text:style-name="Strong_20_Emphasis"><text:span text:style-name="T1">Respuesta 18:</text:span></text:span> El comando para encontrar archivos según su tipo en Linux es <text:span text:style-name="Source_20_Text"><text:span text:style-name="T1">find / -type tipo</text:span></text:span>.</text:p>
      <text:p text:style-name="Horizontal_20_Line"/>
      <text:p text:style-name="P4"><text:span text:style-name="Strong_20_Emphasis"><text:span text:style-name="T1">Pregunta 19:</text:span></text:span> ¿Cuál es el propósito de la variable de entorno <text:span text:style-name="Source_20_Text"><text:span text:style-name="T1">MANPATH</text:span></text:span> en Linux?</text:p>
      <text:p text:style-name="P4"><text:span text:style-name="Strong_20_Emphasis"><text:span text:style-name="T1">Respuesta 19:</text:span></text:span> La variable de entorno <text:span text:style-name="Source_20_Text"><text:span text:style-name="T1">MANPATH</text:span></text:span> se utiliza para especificar la ruta de búsqueda de las páginas de manual en el sistema.</text:p>
      <text:p text:style-name="Horizontal_20_Line"/>
      <text:p text:style-name="P4"><text:soft-page-break/><text:span text:style-name="Strong_20_Emphasis"><text:span text:style-name="T1">Pregunta 20:</text:span></text:span> ¿Cuál es el propósito del archivo <text:span text:style-name="Source_20_Text"><text:span text:style-name="T1">/etc/manpath.config</text:span></text:span> en Linux?</text:p>
      <text:p text:style-name="P4"><text:span text:style-name="Strong_20_Emphasis"><text:span text:style-name="T1">Respuesta 20:</text:span></text:span> El archivo <text:span text:style-name="Source_20_Text"><text:span text:style-name="T1">/etc/manpath.config</text:span></text:span> contiene la configuración global para la búsqueda de páginas de manual y define las rutas de búsqueda para diferentes categorías de manuales.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Dispositivos, sistemas de ficheros y estándar de jerarquía en Linux</text:p>
        <text:p text:style-name="MP2"><text:s/>Encontrar archivos de sistema y ubicar archivos en el lugar correspondiente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25:16.132338289</dc:date>
    <meta:editing-duration>PT2H20M22S</meta:editing-duration>
    <meta:editing-cycles>35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782" meta:character-count="4786" meta:non-whitespace-character-count="4046"/>
  </office:meta>
</office:document-meta>
</file>